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4cm" fo:min-width="4.262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2.54cm" svg:x="7.033cm" svg:y="2.235cm">
          <text:p text:style-name="P1">文件系统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62cm" svg:height="2.59cm" svg:x="6.964cm" svg:y="6.195cm">
          <text:p text:style-name="P1">MMC/SD card层</text:p>
          <text:p text:style-name="P1">（块设备）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62cm" svg:height="2.59cm" svg:x="7.015cm" svg:y="10.172cm">
          <text:p text:style-name="P1">MMC/SD core层</text:p>
          <text:p text:style-name="P1">（通信协议）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55cm" svg:y1="4.81cm" svg:x2="9.255cm" svg:y2="6.08cm">
          <text:p/>
        </draw:line>
        <draw:line draw:style-name="gr3" draw:text-style-name="P1" draw:layer="layout" svg:x1="9.255cm" svg:y1="8.937cm" svg:x2="9.255cm" svg:y2="10.207cm">
          <text:p/>
        </draw:line>
        <draw:custom-shape draw:style-name="gr2" draw:text-style-name="P1" draw:layer="layout" svg:width="4.762cm" svg:height="2.59cm" svg:x="7.033cm" svg:y="14.002cm">
          <text:p text:style-name="P1">MMC/SD host层</text:p>
          <text:p text:style-name="P1">（平台相关）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255cm" svg:y1="12.747cm" svg:x2="9.255cm" svg:y2="14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0:21:12.638862451</meta:creation-date>
    <dc:date>2021-04-05T20:29:00.455941115</dc:date>
    <meta:editing-duration>PT7M48S</meta:editing-duration>
    <meta:editing-cycles>1</meta:editing-cycles>
    <meta:document-statistic meta:object-count="7"/>
    <meta:generator>LibreOffice/7.0.4.2$Linux_X86_64 LibreOffice_project/00$Build-2</meta:generator>
  </office:meta>
</office:document-meta>
</file>